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11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de" style:country-asian="DE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MOD(ROW();2)=1;OR([.$A2]=&quot;NP&quot;;[.$A2]=&quot;EB&quot;;[.$A2]=&quot;CP&quot;)))" style:apply-style-name="GreyItalic" style:base-cell-address="Sheet1.A2"/>
      <style:map style:condition="is-true-formula(AND(MOD(ROW();2)=0;;OR([.$A2]=&quot;NP&quot;;[.$A2]=&quot;EB&quot;;[.$A2]=&quot;CP&quot;)))" style:apply-style-name="White_20_italic" style:base-cell-address="Sheet1.A2"/>
    </style:style>
    <style:style style:name="ce13" style:family="table-cell" style:parent-style-name="Default" style:data-style-name="N111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MOD(ROW();2)=1;OR([.$A2]=&quot;NP&quot;;[.$A2]=&quot;EB&quot;;[.$A2]=&quot;CP&quot;)))" style:apply-style-name="GreyItalic" style:base-cell-address="Sheet1.A2"/>
      <style:map style:condition="is-true-formula(AND(MOD(ROW();2)=0;;OR([.$A2]=&quot;NP&quot;;[.$A2]=&quot;EB&quot;;[.$A2]=&quot;CP&quot;)))" style:apply-style-name="White_20_italic" style:base-cell-address="Sheet1.A2"/>
    </style:style>
    <style:style style:name="ce17" style:family="table-cell" style:parent-style-name="Default" style:data-style-name="N111">
      <style:text-properties style:use-window-font-color="true" style:text-outline="false" style:text-line-through-style="none" style:text-line-through-type="none" fo:font-size="12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2pt" style:language-asian="de" style:country-asian="DE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MOD(ROW();2)=1;OR([.$A2]=&quot;NP&quot;;[.$A2]=&quot;EB&quot;;[.$A2]=&quot;CP&quot;)))" style:apply-style-name="GreyItalic" style:base-cell-address="Sheet1.A2"/>
      <style:map style:condition="is-true-formula(AND(MOD(ROW();2)=0;;OR([.$A2]=&quot;NP&quot;;[.$A2]=&quot;EB&quot;;[.$A2]=&quot;CP&quot;)))" style:apply-style-name="White_20_italic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Heading_20_2"/>
        <table:table-column table:style-name="co1" table:number-columns-repeated="5" table:default-cell-style-name="ce12"/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table:style-name="Heading_20_2" office:value-type="string" calcext:value-type="string">
            <text:p>Data5</text:p>
          </table:table-cell>
          <table:table-cell table:style-name="Heading_20_2" office:value-type="string" calcext:value-type="string">
            <text:p>Data6</text:p>
          </table:table-cell>
          <table:table-cell table:style-name="Heading_20_2" office:value-type="string" calcext:value-type="string">
            <text:p>Data7</text:p>
          </table:table-cell>
          <table:table-cell table:style-name="Heading_20_2" office:value-type="string" calcext:value-type="string">
            <text:p>Data8</text:p>
          </table:table-cell>
          <table:table-cell table:style-name="Heading_20_2" office:value-type="string" calcext:value-type="string">
            <text:p>Data9</text:p>
          </table:table-cell>
        </table:table-row>
        <table:table-row table:style-name="ro1">
          <table:table-cell table:style-name="ce12" office:value-type="float" office:value="6.7" calcext:value-type="float">
            <text:p>6,700</text:p>
          </table:table-cell>
          <table:table-cell table:style-name="ce17" office:value-type="float" office:value="8.5" calcext:value-type="float">
            <text:p>8,500</text:p>
          </table:table-cell>
          <table:table-cell office:value-type="float" office:value="5.36" calcext:value-type="float">
            <text:p>5,360</text:p>
          </table:table-cell>
          <table:table-cell office:value-type="float" office:value="1.7" calcext:value-type="float">
            <text:p>1,700</text:p>
          </table:table-cell>
          <table:table-cell office:value-type="float" office:value="7.06" calcext:value-type="float">
            <text:p>7,060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table:style-name="ce13" office:value-type="string" calcext:value-type="string">
            <text:p>CP</text:p>
          </table:table-cell>
          <table:table-cell table:style-name="ce12" office:value-type="float" office:value="7.5" calcext:value-type="float">
            <text:p>7,500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1.5" calcext:value-type="float">
            <text:p>1,5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</table:table-row>
        <calcext:conditional-formats>
          <calcext:conditional-format calcext:target-range-address="Sheet1.A2:Sheet1.G3">
            <calcext:condition calcext:apply-style-name="GreyItalic" calcext:value="formula-is(AND(MOD(ROW();2)=1;OR([.$A2]=&quot;NP&quot;;[.$A2]=&quot;EB&quot;;[.$A2]=&quot;CP&quot;)))" calcext:base-cell-address="Sheet1.A2"/>
            <calcext:condition calcext:apply-style-name="White italic" calcext:value="formula-is(AND(MOD(ROW();2)=0;;OR([.$A2]=&quot;NP&quot;;[.$A2]=&quot;EB&quot;;[.$A2]=&quot;CP&quot;)))" calcext:base-cell-address="Sheet1.A2"/>
          </calcext:conditional-format>
          <calcext:conditional-format calcext:target-range-address="Sheet1.A2:Sheet1.G3">
            <calcext:condition calcext:apply-style-name="Grey" calcext:value="formula-is(MOD(ROW();2)=1)" calcext:base-cell-address="Sheet1.A2"/>
            <calcext:condition calcext:apply-style-name="White" calcext:value="formula-is(MOD(ROW();2)=0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cccccc"/>
    </style:style>
    <style:style style:name="White" style:family="table-cell" style:parent-style-name="Default">
      <style:table-cell-properties fo:background-color="transparent"/>
    </style:style>
    <style:style style:name="GreyItalic" style:family="table-cell" style:parent-style-name="Default">
      <style:table-cell-properties fo:background-color="#dddddd"/>
      <style:text-properties fo:font-style="italic"/>
    </style:style>
    <style:style style:name="Italics" style:family="table-cell" style:parent-style-name="Default">
      <style:text-properties fo:font-style="italic"/>
    </style:style>
    <style:style style:name="Untitled2" style:family="table-cell" style:parent-style-name="White">
      <style:text-properties fo:font-style="italic"/>
    </style:style>
    <style:style style:name="Grey" style:family="table-cell" style:parent-style-name="Default">
      <style:table-cell-properties fo:background-color="#dddddd"/>
    </style:style>
    <style:style style:name="White_20_italic" style:display-name="White italic" style:family="table-cell" style:parent-style-name="White">
      <style:text-properties fo:font-style="ital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1:57:22.786070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arnestAl</meta:initial-creator>
    <meta:creation-date>2024-03-06T16:12:32.549000000</meta:creation-date>
    <dc:date>2024-03-21T11:58:04.754970207</dc:date>
    <meta:editing-duration>PT50M3S</meta:editing-duration>
    <meta:editing-cycles>8</meta:editing-cycles>
    <meta:generator>LibreOfficeDev/24.8.0.0.alpha0$Linux_X86_64 LibreOffice_project/1dc579ae9cd7fcf504016ef510a9484173c9392d</meta:generator>
    <meta:document-statistic meta:table-count="1" meta:cell-count="21" meta:object-count="0"/>
  </office:meta>
</office:document-meta>
</file>